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572cm"/>
    </style:style>
    <style:style style:name="co2" style:family="table-column">
      <style:table-column-properties fo:break-before="auto" style:column-width="1.083cm"/>
    </style:style>
    <style:style style:name="co3" style:family="table-column">
      <style:table-column-properties fo:break-before="auto" style:column-width="0.697cm"/>
    </style:style>
    <style:style style:name="co4" style:family="table-column">
      <style:table-column-properties fo:break-before="auto" style:column-width="0.889cm"/>
    </style:style>
    <style:style style:name="co5" style:family="table-column">
      <style:table-column-properties fo:break-before="auto" style:column-width="0.50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group ranks by pairs</text:p>
          </table:table-cell>
          <table:table-cell table:number-columns-repeated="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44" calcext:value-type="float">
            <text:p>54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29" calcext:value-type="float">
            <text:p>929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41" calcext:value-type="float">
            <text:p>441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947" calcext:value-type="float">
            <text:p>94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61" calcext:value-type="float">
            <text:p>76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55" calcext:value-type="float">
            <text:p>85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8" calcext:value-type="float">
            <text:p>808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89" calcext:value-type="float">
            <text:p>989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10" calcext:value-type="float">
            <text:p>81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6" calcext:value-type="float">
            <text:p>10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table:formula="of:=AVERAGE([.A2:.A7])" office:value-type="float" office:value="188.5" calcext:value-type="float">
            <text:p>188.5</text:p>
          </table:table-cell>
          <table:table-cell table:formula="of:=AVERAGE([.B2:.B13])" office:value-type="float" office:value="721.666666666667" calcext:value-type="float">
            <text:p>721.6666666667</text:p>
          </table:table-cell>
          <table:table-cell table:formula="of:=AVERAGE([.C2:.C13])" office:value-type="float" office:value="14" calcext:value-type="float">
            <text:p>14</text:p>
          </table:table-cell>
          <table:table-cell table:formula="of:=AVERAGE([.D2:.D13])" office:value-type="float" office:value="60.5" calcext:value-type="float">
            <text:p>60.5</text:p>
          </table:table-cell>
          <table:table-cell table:formula="of:=AVERAGE([.E2:.E13])" office:value-type="float" office:value="43.75" calcext:value-type="float">
            <text:p>43.75</text:p>
          </table:table-cell>
          <table:table-cell table:formula="of:=AVERAGE([.F2:.F13])" office:value-type="float" office:value="40.875" calcext:value-type="float">
            <text:p>40.875</text:p>
          </table:table-cell>
          <table:table-cell table:formula="of:=AVERAGE([.G2:.G13])" office:value-type="float" office:value="9.75" calcext:value-type="float">
            <text:p>9.75</text:p>
          </table:table-cell>
          <table:table-cell table:formula="of:=AVERAGE([.H2:.H13])" office:value-type="float" office:value="23" calcext:value-type="float">
            <text:p>23</text:p>
          </table:table-cell>
          <table:table-cell table:formula="of:=AVERAGE([.I2:.I13])" office:value-type="float" office:value="71.75" calcext:value-type="float">
            <text:p>71.75</text:p>
          </table:table-cell>
          <table:table-cell table:formula="of:=AVERAGE([.J2:.J13])" office:value-type="float" office:value="5.5" calcext:value-type="float">
            <text:p>5.5</text:p>
          </table:table-cell>
          <table:table-cell table:formula="of:=AVERAGE([.K2:.K13])" office:value-type="float" office:value="5.25" calcext:value-type="float">
            <text:p>5.25</text:p>
          </table:table-cell>
          <table:table-cell table:formula="of:=AVERAGE([.L2:.L13])" office:value-type="float" office:value="9.75" calcext:value-type="float">
            <text:p>9.75</text:p>
          </table:table-cell>
          <table:table-cell table:formula="of:=AVERAGE([.M2:.M13])" office:value-type="float" office:value="5.5" calcext:value-type="float">
            <text:p>5.5</text:p>
          </table:table-cell>
          <table:table-cell table:formula="of:=AVERAGE([.N2:.N13])" office:value-type="float" office:value="3.83333333333333" calcext:value-type="float">
            <text:p>3.8333333333</text:p>
          </table:table-cell>
          <table:table-cell table:formula="of:=AVERAGE([.O2:.O13])" office:value-type="float" office:value="6" calcext:value-type="float">
            <text:p>6</text:p>
          </table:table-cell>
          <table:table-cell table:formula="of:=AVERAGE([.P2:.P13])" office:value-type="float" office:value="3.83333333333333" calcext:value-type="float">
            <text:p>3.8333333333</text:p>
          </table:table-cell>
          <table:table-cell table:formula="of:=AVERAGE([.Q2:.Q13])" office:value-type="float" office:value="3.83333333333333" calcext:value-type="float">
            <text:p>3.8333333333</text:p>
          </table:table-cell>
          <table:table-cell table:formula="of:=AVERAGE([.R2:.R13])" office:value-type="float" office:value="10" calcext:value-type="float">
            <text:p>10</text:p>
          </table:table-cell>
          <table:table-cell table:formula="of:=AVERAGE([.S2:.S13])" office:value-type="float" office:value="3.83333333333333" calcext:value-type="float">
            <text:p>3.8333333333</text:p>
          </table:table-cell>
          <table:table-cell table:formula="of:=AVERAGE([.T2:.T13])" office:value-type="float" office:value="9.25" calcext:value-type="float">
            <text:p>9.25</text:p>
          </table:table-cell>
          <table:table-cell table:formula="of:=AVERAGE([.U2:.U13])" office:value-type="float" office:value="9" calcext:value-type="float">
            <text:p>9</text:p>
          </table:table-cell>
        </table:table-row>
        <table:table-row table:style-name="ro1">
          <table:table-cell table:formula="of:=STDEV([.A2:.A13])" office:value-type="float" office:value="129.351845754129" calcext:value-type="float">
            <text:p>129.3518457541</text:p>
          </table:table-cell>
          <table:table-cell table:formula="of:=STDEV([.B2:.B13])" office:value-type="float" office:value="270.855994389952" calcext:value-type="float">
            <text:p>270.85599439</text:p>
          </table:table-cell>
          <table:table-cell table:formula="of:=STDEV([.C2:.C13])" office:value-type="float" office:value="12.7017059221718" calcext:value-type="float">
            <text:p>12.7017059222</text:p>
          </table:table-cell>
          <table:table-cell table:formula="of:=STDEV([.D2:.D13])" office:value-type="float" office:value="56.0029761113937" calcext:value-type="float">
            <text:p>56.0029761114</text:p>
          </table:table-cell>
          <table:table-cell table:formula="of:=STDEV([.E2:.E13])" office:value-type="float" office:value="2.06155281280883" calcext:value-type="float">
            <text:p>2.0615528128</text:p>
          </table:table-cell>
          <table:table-cell table:formula="of:=STDEV([.F2:.F13])" office:value-type="float" office:value="45.9578611338691" calcext:value-type="float">
            <text:p>45.9578611339</text:p>
          </table:table-cell>
          <table:table-cell table:formula="of:=STDEV([.G2:.G13])" office:value-type="float" office:value="2.87228132326901" calcext:value-type="float">
            <text:p>2.8722813233</text:p>
          </table:table-cell>
          <table:table-cell table:formula="of:=STDEV([.H2:.H13])" office:value-type="float" office:value="1.15470053837925" calcext:value-type="float">
            <text:p>1.1547005384</text:p>
          </table:table-cell>
          <table:table-cell table:formula="of:=STDEV([.I2:.I13])" office:value-type="float" office:value="54.6018053076741" calcext:value-type="float">
            <text:p>54.6018053077</text:p>
          </table:table-cell>
          <table:table-cell table:formula="of:=STDEV([.J2:.J13])" office:value-type="float" office:value="4.34248118673448" calcext:value-type="float">
            <text:p>4.3424811867</text:p>
          </table:table-cell>
          <table:table-cell table:formula="of:=STDEV([.K2:.K13])" office:value-type="float" office:value="4.49602999481606" calcext:value-type="float">
            <text:p>4.4960299948</text:p>
          </table:table-cell>
          <table:table-cell table:formula="of:=STDEV([.L2:.L13])" office:value-type="float" office:value="2.87228132326901" calcext:value-type="float">
            <text:p>2.8722813233</text:p>
          </table:table-cell>
          <table:table-cell table:formula="of:=STDEV([.M2:.M13])" office:value-type="float" office:value="0.577350269189626" calcext:value-type="float">
            <text:p>0.5773502692</text:p>
          </table:table-cell>
          <table:table-cell table:formula="of:=STDEV([.N2:.N13])" office:value-type="float" office:value="3.48807492274272" calcext:value-type="float">
            <text:p>3.4880749227</text:p>
          </table:table-cell>
          <table:table-cell table:formula="of:=STDEV([.O2:.O13])" office:value-type="float" office:value="4.61880215351701" calcext:value-type="float">
            <text:p>4.6188021535</text:p>
          </table:table-cell>
          <table:table-cell table:formula="of:=STDEV([.P2:.P13])" office:value-type="float" office:value="3.48807492274272" calcext:value-type="float">
            <text:p>3.4880749227</text:p>
          </table:table-cell>
          <table:table-cell table:formula="of:=STDEV([.Q2:.Q13])" office:value-type="float" office:value="3.48807492274272" calcext:value-type="float">
            <text:p>3.4880749227</text:p>
          </table:table-cell>
          <table:table-cell table:formula="of:=STDEV([.R2:.R13])" office:value-type="float" office:value="4.89897948556636" calcext:value-type="float">
            <text:p>4.8989794856</text:p>
          </table:table-cell>
          <table:table-cell table:formula="of:=STDEV([.S2:.S13])" office:value-type="float" office:value="3.48807492274272" calcext:value-type="float">
            <text:p>3.4880749227</text:p>
          </table:table-cell>
          <table:table-cell table:formula="of:=STDEV([.T2:.T13])" office:value-type="float" office:value="3.77491721763537" calcext:value-type="float">
            <text:p>3.7749172176</text:p>
          </table:table-cell>
          <table:table-cell table:formula="of:=STDEV([.U2:.U13])" office:value-type="float" office:value="3.46410161513775" calcext:value-type="float">
            <text:p>3.4641016151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average group rating</text:p>
          </table:table-cell>
          <table:table-cell table:formula="of:=AVERAGE([.A15:.U15])" office:value-type="float" office:value="59.4940476190476" calcext:value-type="float">
            <text:p>59.494047619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25T15:12:16.900505781</dc:date>
    <dc:creator>matts </dc:creator>
    <meta:document-statistic meta:table-count="1" meta:cell-count="163" meta:object-count="0"/>
    <meta:generator>LibreOffice/4.2.5.2$Linux_X86_64 LibreOffice_project/420$Build-2</meta:generator>
  </office:meta>
</office:document-meta>
</file>